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6E20000043C0BF564C19DD311CD.png" manifest:media-type="image/png"/>
  <manifest:file-entry manifest:full-path="Pictures/10000001000006E40000043C06AE364173816665.png" manifest:media-type="image/png"/>
  <manifest:file-entry manifest:full-path="Pictures/10000001000006E60000043E06DFE9162F1A9F1D.png" manifest:media-type="image/png"/>
  <manifest:file-entry manifest:full-path="Pictures/10000001000006E60000043AD8D5859BF6060337.png" manifest:media-type="image/png"/>
  <manifest:file-entry manifest:full-path="Pictures/10000001000006E60000043CEEABD2DD0BE17844.png" manifest:media-type="image/png"/>
  <manifest:file-entry manifest:full-path="Pictures/10000001000006E40000043E2E0D5927B8296A07.png" manifest:media-type="image/png"/>
  <manifest:file-entry manifest:full-path="Pictures/10000001000006E40000043C989C222006CD7025.png" manifest:media-type="image/png"/>
  <manifest:file-entry manifest:full-path="Pictures/10000001000006E200000438C4B04ADE8821F4F3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9in" style:rel-column-width="16383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officeooo:paragraph-rsid="0009e0c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<draw:frame draw:style-name="fr2" draw:name="Image4" text:anchor-type="char" svg:width="2.1543in" svg:height="1.3201in" draw:z-index="0"><draw:image xlink:href="Pictures/10000001000006E200000438C4B04ADE8821F4F3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3" draw:name="Image1" text:anchor-type="char" svg:x="0.1409in" svg:y="0.0091in" svg:width="2.1543in" svg:height="1.3236in" draw:z-index="1"><draw:image xlink:href="Pictures/10000001000006E40000043C989C222006CD7025.png" xlink:type="simple" xlink:show="embed" xlink:actuate="onLoad" draw:mime-type="image/png"/></draw:frame></text:p>
            <text:p text:style-name="Table_20_Contents"/>
          </table:table-cell>
          <table:table-cell table:style-name="Table1.A1" office:value-type="string">
            <text:p text:style-name="Table_20_Contents"><draw:frame draw:style-name="fr2" draw:name="Image2" text:anchor-type="char" svg:width="2.1547in" svg:height="1.3264in" draw:z-index="2"><draw:image xlink:href="Pictures/10000001000006E40000043E2E0D5927B8296A07.png" xlink:type="simple" xlink:show="embed" xlink:actuate="onLoad" draw:mime-type="image/png"/></draw:frame></text:p>
          </table:table-cell>
          <table:table-cell table:style-name="Table1.A1" office:value-type="string">
            <text:p text:style-name="P1"><draw:frame draw:style-name="fr2" draw:name="Image3" text:anchor-type="char" svg:width="2.1547in" svg:height="1.322in" draw:z-index="3"><draw:image xlink:href="Pictures/10000001000006E60000043CEEABD2DD0BE17844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3" draw:name="Image5" text:anchor-type="char" svg:x="0.1492in" svg:y="0.1862in" svg:width="2.1547in" svg:height="1.3201in" draw:z-index="4"><draw:image xlink:href="Pictures/10000001000006E60000043AD8D5859BF6060337.png" xlink:type="simple" xlink:show="embed" xlink:actuate="onLoad" draw:mime-type="image/png"/></draw:frame></text:p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><draw:frame draw:style-name="fr2" draw:name="Image6" text:anchor-type="char" svg:width="2.1547in" svg:height="1.3252in" draw:z-index="5"><draw:image xlink:href="Pictures/10000001000006E20000043C0BF564C19DD311CD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/>
            <text:p text:style-name="Table_20_Contents"><draw:frame draw:style-name="fr2" draw:name="Image7" text:anchor-type="char" svg:width="2.1543in" svg:height="1.3244in" draw:z-index="6"><draw:image xlink:href="Pictures/10000001000006E60000043E06DFE9162F1A9F1D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/>
            <text:p text:style-name="Table_20_Contents"><draw:frame draw:style-name="fr1" draw:name="Image8" text:anchor-type="char" svg:width="2.1555in" svg:height="1.3244in" draw:z-index="7"><draw:image xlink:href="Pictures/10000001000006E40000043C06AE364173816665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0:23:11.666008830</meta:creation-date>
    <dc:date>2024-04-30T00:33:14.724300696</dc:date>
    <meta:editing-duration>PT10M3S</meta:editing-duration>
    <meta:editing-cycles>1</meta:editing-cycles>
    <meta:document-statistic meta:table-count="1" meta:image-count="8" meta:object-count="0" meta:page-count="1" meta:paragraph-count="0" meta:word-count="0" meta:character-count="0" meta:non-whitespace-character-count="0"/>
    <meta:generator>LibreOffice/7.5.0.3$MacOSX_X86_64 LibreOffice_project/c21113d003cd3efa8c53188764377a8272d9d6de</meta:generator>
  </office:meta>
</office:document-meta>
</file>